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5cm"/>
      <style:paragraph-properties style:writing-mode="lr-tb"/>
    </style:style>
    <style:style style:name="gr3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5" style:family="graphic" style:parent-style-name="objectwithoutfill">
      <style:graphic-properties svg:stroke-width="0.04cm" svg:stroke-color="#000000" draw:marker-start="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2.049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826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2.049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42cm" fo:min-width="5.68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42cm" fo:min-width="2.232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69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69cm" fo:padding-top="0.145cm" fo:padding-bottom="0.145cm" fo:padding-left="0.27cm" fo:padding-right="0.27cm"/>
      <style:paragraph-properties style:writing-mode="lr-tb"/>
    </style:style>
    <style:style style:name="gr19" style:family="graphic" style:parent-style-name="objectwithoutfill">
      <style:graphic-properties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2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962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867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935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655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719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737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678cm" fo:padding-top="0.145cm" fo:padding-bottom="0.145cm" fo:padding-left="0.27cm" fo:padding-right="0.27cm"/>
      <style:paragraph-properties style:writing-mode="lr-tb"/>
    </style:style>
    <style:style style:name="gr2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7cm" fo:min-width="1.078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37cm" fo:min-width="1.114cm" fo:padding-top="0.145cm" fo:padding-bottom="0.145cm" fo:padding-left="0.27cm" fo:padding-right="0.27cm"/>
      <style:paragraph-properties style:writing-mode="lr-tb"/>
    </style:style>
    <style:style style:name="gr2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14cm" fo:padding-top="0.145cm" fo:padding-bottom="0.145cm" fo:padding-left="0.27cm" fo:padding-right="0.27cm"/>
      <style:paragraph-properties style:writing-mode="lr-tb"/>
    </style:style>
    <style:style style:name="gr3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14cm" fo:padding-top="0.145cm" fo:padding-bottom="0.145cm" fo:padding-left="0.27cm" fo:padding-right="0.27cm"/>
      <style:paragraph-properties style:writing-mode="lr-tb"/>
    </style:style>
    <style:style style:name="gr3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333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8pt"/>
    </style:style>
    <style:style style:name="T2" style:family="text">
      <style:text-properties style:font-name="Aria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BS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1" draw:layer="layout" svg:width="5.5cm" svg:height="1.6cm" svg:x="0cm" svg:y="-2.2cm">
          <text:p text:style-name="P1"><text:span text:style-name="T1">BST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2" xml:id="id2" draw:id="id2" draw:layer="layout" svg:width="1.5cm" svg:height="1.5cm" svg:x="8.1cm" svg:y="7.301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" draw:id="id1" draw:layer="layout" svg:width="1.5cm" svg:height="1.5cm" svg:x="10.199cm" svg:y="5.1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0.418cm" svg:y1="6.381cm" svg:x2="8.85cm" svg:y2="7.301cm" draw:start-shape="id1" draw:start-glue-point="7" draw:end-shape="id2" draw:end-glue-point="4" svg:d="M10418 6381l-1568 920" svg:viewBox="0 0 1569 921">
            <text:p/>
          </draw:connector>
          <draw:connector draw:style-name="gr4" draw:text-style-name="P3" draw:layer="layout" draw:type="line" svg:x1="11.48cm" svg:y1="6.381cm" svg:x2="13.049cm" svg:y2="7.303cm" draw:start-shape="id1" draw:start-glue-point="9" draw:end-shape="id3" draw:end-glue-point="4" svg:d="M11480 6381l1569 922" svg:viewBox="0 0 1570 923">
            <text:p/>
          </draw:connector>
          <draw:custom-shape draw:style-name="gr3" draw:text-style-name="P2" xml:id="id3" draw:id="id3" draw:layer="layout" svg:width="1.5cm" svg:height="1.5cm" svg:x="12.299cm" svg:y="7.303cm">
            <text:p text:style-name="P1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4" draw:id="id4" draw:layer="layout" svg:width="1.5cm" svg:height="1.5cm" svg:x="11.199cm" svg:y="9.804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2.518cm" svg:y1="8.584cm" svg:x2="11.949cm" svg:y2="9.804cm" draw:start-shape="id3" draw:start-glue-point="7" draw:end-shape="id4" draw:end-glue-point="4" svg:d="M12518 8584l-569 1220" svg:viewBox="0 0 570 1221">
            <text:p/>
          </draw:connector>
          <draw:connector draw:style-name="gr4" draw:text-style-name="P3" draw:layer="layout" draw:type="line" svg:x1="14.619cm" svg:y1="4.481cm" svg:x2="10.949cm" svg:y2="5.1cm" draw:start-shape="id5" draw:start-glue-point="7" draw:end-shape="id1" draw:end-glue-point="4" svg:d="M14619 4481l-3670 619" svg:viewBox="0 0 3671 620">
            <text:p/>
          </draw:connector>
          <draw:custom-shape draw:style-name="gr3" draw:text-style-name="P2" xml:id="id5" draw:id="id5" draw:layer="layout" svg:width="1.5cm" svg:height="1.5cm" svg:x="14.4cm" svg:y="3.2cm">
            <text:p text:style-name="P1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5.681cm" svg:y1="4.481cm" svg:x2="19.351cm" svg:y2="5.101cm" draw:start-shape="id5" draw:start-glue-point="9" draw:end-shape="id6" draw:end-glue-point="4" svg:d="M15681 4481l3670 620" svg:viewBox="0 0 3671 621">
            <text:p/>
          </draw:connector>
          <draw:custom-shape draw:style-name="gr3" draw:text-style-name="P2" xml:id="id7" draw:id="id7" draw:layer="layout" svg:width="1.5cm" svg:height="1.5cm" svg:x="16.502cm" svg:y="7.302cm">
            <text:p text:style-name="P1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8" draw:id="id8" draw:layer="layout" svg:width="1.5cm" svg:height="1.5cm" svg:x="15.402cm" svg:y="9.803cm">
            <text:p text:style-name="P1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6.721cm" svg:y1="8.583cm" svg:x2="16.152cm" svg:y2="9.803cm" draw:start-shape="id7" draw:start-glue-point="7" draw:end-shape="id8" draw:end-glue-point="4" svg:d="M16721 8583l-569 1220" svg:viewBox="0 0 570 1221">
            <text:p/>
          </draw:connector>
          <draw:custom-shape draw:style-name="gr3" draw:text-style-name="P2" xml:id="id9" draw:id="id9" draw:layer="layout" svg:width="1.5cm" svg:height="1.5cm" svg:x="17.601cm" svg:y="9.803cm">
            <text:p text:style-name="P1"><text:span text:style-name="T1">11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7.783cm" svg:y1="8.583cm" svg:x2="18.352cm" svg:y2="9.803cm" draw:start-shape="id7" draw:start-glue-point="9" draw:end-shape="id9" draw:end-glue-point="4" svg:d="M17783 8583l569 1220" svg:viewBox="0 0 570 1221">
            <text:p/>
          </draw:connector>
          <draw:custom-shape draw:style-name="gr3" draw:text-style-name="P2" xml:id="id6" draw:id="id6" draw:layer="layout" svg:width="1.5cm" svg:height="1.5cm" svg:x="18.601cm" svg:y="5.101cm">
            <text:p text:style-name="P1"><text:span text:style-name="T1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8.82cm" svg:y1="6.382cm" svg:x2="17.252cm" svg:y2="7.302cm" draw:start-shape="id6" draw:start-glue-point="7" draw:end-shape="id7" draw:end-glue-point="4" svg:d="M18820 6382l-1568 920" svg:viewBox="0 0 1569 921">
            <text:p/>
          </draw:connector>
          <draw:connector draw:style-name="gr4" draw:text-style-name="P3" draw:layer="layout" draw:type="line" svg:x1="19.882cm" svg:y1="6.382cm" svg:x2="21.451cm" svg:y2="7.304cm" draw:start-shape="id6" draw:start-glue-point="9" draw:end-shape="id10" draw:end-glue-point="4" svg:d="M19882 6382l1569 922" svg:viewBox="0 0 1570 923">
            <text:p/>
          </draw:connector>
          <draw:custom-shape draw:style-name="gr3" draw:text-style-name="P2" xml:id="id10" draw:id="id10" draw:layer="layout" svg:width="1.5cm" svg:height="1.5cm" svg:x="20.701cm" svg:y="7.304cm">
            <text:p text:style-name="P1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Default">
        <draw:custom-shape draw:style-name="gr2" draw:text-style-name="P1" draw:layer="layout" svg:width="5.5cm" svg:height="1.6cm" svg:x="0cm" svg:y="-2.2cm">
          <text:p text:style-name="P1"><text:span text:style-name="T1">Search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2" xml:id="id12" draw:id="id12" draw:layer="layout" svg:width="1.5cm" svg:height="1.5cm" svg:x="8.1cm" svg:y="7.301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1" draw:id="id11" draw:layer="layout" svg:width="1.5cm" svg:height="1.5cm" svg:x="10.199cm" svg:y="5.1cm">
            <draw:glue-point draw:id="12" svg:x="-1.373cm" svg:y="-4.806cm"/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0.418cm" svg:y1="6.381cm" svg:x2="8.85cm" svg:y2="7.301cm" draw:start-shape="id11" draw:start-glue-point="7" draw:end-shape="id12" draw:end-glue-point="4" svg:d="M10418 6381l-1568 920" svg:viewBox="0 0 1569 921">
            <text:p/>
          </draw:connector>
          <draw:connector draw:style-name="gr4" draw:text-style-name="P3" draw:layer="layout" draw:type="line" svg:x1="11.48cm" svg:y1="6.381cm" svg:x2="13.049cm" svg:y2="7.303cm" draw:start-shape="id11" draw:start-glue-point="9" draw:end-shape="id13" draw:end-glue-point="4" svg:d="M11480 6381l1569 922" svg:viewBox="0 0 1570 923">
            <text:p/>
          </draw:connector>
          <draw:custom-shape draw:style-name="gr3" draw:text-style-name="P2" xml:id="id13" draw:id="id13" draw:layer="layout" svg:width="1.5cm" svg:height="1.5cm" svg:x="12.299cm" svg:y="7.303cm">
            <draw:glue-point draw:id="12" svg:x="1.613cm" svg:y="-4.706cm"/>
            <text:p text:style-name="P1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4" draw:id="id14" draw:layer="layout" svg:width="1.5cm" svg:height="1.5cm" svg:x="11.199cm" svg:y="9.804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2.518cm" svg:y1="8.584cm" svg:x2="11.949cm" svg:y2="9.804cm" draw:start-shape="id13" draw:start-glue-point="7" draw:end-shape="id14" draw:end-glue-point="4" svg:d="M12518 8584l-569 1220" svg:viewBox="0 0 570 1221">
            <text:p/>
          </draw:connector>
          <draw:connector draw:style-name="gr4" draw:text-style-name="P3" draw:layer="layout" draw:type="line" svg:x1="14.619cm" svg:y1="4.481cm" svg:x2="10.949cm" svg:y2="5.1cm" draw:start-shape="id15" draw:start-glue-point="7" draw:end-shape="id11" draw:end-glue-point="4" svg:d="M14619 4481l-3670 619" svg:viewBox="0 0 3671 620">
            <text:p/>
          </draw:connector>
          <draw:custom-shape draw:style-name="gr3" draw:text-style-name="P2" xml:id="id15" draw:id="id15" draw:layer="layout" svg:width="1.5cm" svg:height="1.5cm" svg:x="14.4cm" svg:y="3.2cm">
            <draw:glue-point draw:id="12" svg:x="-4.593cm" svg:y="-1.913cm"/>
            <text:p text:style-name="P1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5.681cm" svg:y1="4.481cm" svg:x2="19.351cm" svg:y2="5.101cm" draw:start-shape="id15" draw:start-glue-point="9" draw:end-shape="id16" draw:end-glue-point="4" svg:d="M15681 4481l3670 620" svg:viewBox="0 0 3671 621">
            <text:p/>
          </draw:connector>
          <draw:custom-shape draw:style-name="gr3" draw:text-style-name="P2" xml:id="id17" draw:id="id17" draw:layer="layout" svg:width="1.5cm" svg:height="1.5cm" svg:x="16.502cm" svg:y="7.302cm">
            <text:p text:style-name="P1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18" draw:id="id18" draw:layer="layout" svg:width="1.5cm" svg:height="1.5cm" svg:x="15.402cm" svg:y="9.803cm">
            <text:p text:style-name="P1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6.721cm" svg:y1="8.583cm" svg:x2="16.152cm" svg:y2="9.803cm" draw:start-shape="id17" draw:start-glue-point="7" draw:end-shape="id18" draw:end-glue-point="4" svg:d="M16721 8583l-569 1220" svg:viewBox="0 0 570 1221">
            <text:p/>
          </draw:connector>
          <draw:custom-shape draw:style-name="gr3" draw:text-style-name="P2" xml:id="id19" draw:id="id19" draw:layer="layout" svg:width="1.5cm" svg:height="1.5cm" svg:x="17.601cm" svg:y="9.803cm">
            <text:p text:style-name="P1"><text:span text:style-name="T1">11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7.783cm" svg:y1="8.583cm" svg:x2="18.352cm" svg:y2="9.803cm" draw:start-shape="id17" draw:start-glue-point="9" draw:end-shape="id19" draw:end-glue-point="4" svg:d="M17783 8583l569 1220" svg:viewBox="0 0 570 1221">
            <text:p/>
          </draw:connector>
          <draw:custom-shape draw:style-name="gr3" draw:text-style-name="P2" xml:id="id16" draw:id="id16" draw:layer="layout" svg:width="1.5cm" svg:height="1.5cm" svg:x="18.601cm" svg:y="5.101cm">
            <text:p text:style-name="P1"><text:span text:style-name="T1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8.82cm" svg:y1="6.382cm" svg:x2="17.252cm" svg:y2="7.302cm" draw:start-shape="id16" draw:start-glue-point="7" draw:end-shape="id17" draw:end-glue-point="4" svg:d="M18820 6382l-1568 920" svg:viewBox="0 0 1569 921">
            <text:p/>
          </draw:connector>
          <draw:connector draw:style-name="gr4" draw:text-style-name="P3" draw:layer="layout" draw:type="line" svg:x1="19.882cm" svg:y1="6.382cm" svg:x2="21.451cm" svg:y2="7.304cm" draw:start-shape="id16" draw:start-glue-point="9" draw:end-shape="id20" draw:end-glue-point="4" svg:d="M19882 6382l1569 922" svg:viewBox="0 0 1570 923">
            <text:p/>
          </draw:connector>
          <draw:custom-shape draw:style-name="gr3" draw:text-style-name="P2" xml:id="id20" draw:id="id20" draw:layer="layout" svg:width="1.5cm" svg:height="1.5cm" svg:x="20.701cm" svg:y="7.304cm">
            <text:p text:style-name="P1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3" draw:layer="layout" draw:type="curve" svg:x1="14.4cm" svg:y1="3.95cm" svg:x2="10.744cm" svg:y2="5.13cm" draw:start-shape="id15" draw:start-glue-point="6" draw:end-shape="id11" draw:end-glue-point="12" svg:d="M14400 3950c-2438 0-3656 393-3656 1180" svg:viewBox="0 0 3657 1181">
            <text:p/>
          </draw:connector>
          <draw:custom-shape draw:style-name="gr6" draw:text-style-name="P5" draw:layer="layout" svg:width="1.719cm" svg:height="0.75cm" svg:x="11.513cm" svg:y="3.155cm">
            <text:p text:style-name="P4"><text:span text:style-name="T2">4 &lt; 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3" draw:layer="layout" draw:type="curve" svg:x1="11.699cm" svg:y1="5.85cm" svg:x2="13.29cm" svg:y2="7.348cm" draw:start-shape="id11" draw:start-glue-point="10" draw:end-shape="id13" draw:end-glue-point="12" svg:d="M11699 5850c1061 0 1591 499 1591 1498" svg:viewBox="0 0 1592 1499">
            <text:p/>
          </draw:connector>
          <draw:custom-shape draw:style-name="gr7" draw:text-style-name="P5" draw:layer="layout" svg:width="1.719cm" svg:height="0.75cm" svg:x="12.658cm" svg:y="5.322cm">
            <text:p text:style-name="P4"><text:span text:style-name="T2">4 &gt;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3" draw:layer="layout" draw:type="curve" svg:x1="12.299cm" svg:y1="8.053cm" svg:x2="11.418cm" svg:y2="10.023cm" draw:start-shape="id13" draw:start-glue-point="6" draw:end-shape="id14" draw:end-glue-point="5" svg:d="M12299 8053c-588 0-881 656-881 1970" svg:viewBox="0 0 882 1971">
            <text:p/>
          </draw:connector>
          <draw:custom-shape draw:style-name="gr8" draw:text-style-name="P5" draw:layer="layout" svg:width="1.719cm" svg:height="0.75cm" svg:x="9.933cm" svg:y="7.845cm">
            <text:p text:style-name="P4"><text:span text:style-name="T2">4 &lt; 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2.589cm" svg:height="0.75cm" svg:x="8.374cm" svg:y="9.802cm">
            <text:p text:style-name="P4"><text:span text:style-name="T2">success!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4" draw:style-name="dp1" draw:master-page-name="Default">
        <draw:custom-shape draw:style-name="gr2" draw:text-style-name="P1" draw:layer="layout" svg:width="5.5cm" svg:height="1.6cm" svg:x="0cm" svg:y="-2.2cm">
          <text:p text:style-name="P1"><text:span text:style-name="T1">Insertion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2" xml:id="id22" draw:id="id22" draw:layer="layout" svg:width="1.5cm" svg:height="1.5cm" svg:x="8.1cm" svg:y="7.301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21" draw:id="id21" draw:layer="layout" svg:width="1.5cm" svg:height="1.5cm" svg:x="10.199cm" svg:y="5.1cm">
            <draw:glue-point draw:id="12" svg:x="-1.373cm" svg:y="-4.806cm"/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0.418cm" svg:y1="6.381cm" svg:x2="8.85cm" svg:y2="7.301cm" draw:start-shape="id21" draw:start-glue-point="7" draw:end-shape="id22" draw:end-glue-point="4" svg:d="M10418 6381l-1568 920" svg:viewBox="0 0 1569 921">
            <text:p/>
          </draw:connector>
          <draw:connector draw:style-name="gr4" draw:text-style-name="P3" draw:layer="layout" draw:type="line" svg:x1="11.48cm" svg:y1="6.381cm" svg:x2="13.049cm" svg:y2="7.303cm" draw:start-shape="id21" draw:start-glue-point="9" draw:end-shape="id23" draw:end-glue-point="4" svg:d="M11480 6381l1569 922" svg:viewBox="0 0 1570 923">
            <text:p/>
          </draw:connector>
          <draw:custom-shape draw:style-name="gr3" draw:text-style-name="P2" xml:id="id23" draw:id="id23" draw:layer="layout" svg:width="1.5cm" svg:height="1.5cm" svg:x="12.299cm" svg:y="7.303cm">
            <draw:glue-point draw:id="12" svg:x="1.613cm" svg:y="-4.706cm"/>
            <text:p text:style-name="P1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24" draw:id="id24" draw:layer="layout" svg:width="1.5cm" svg:height="1.5cm" svg:x="11.199cm" svg:y="9.804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2.518cm" svg:y1="8.584cm" svg:x2="11.949cm" svg:y2="9.804cm" draw:start-shape="id23" draw:start-glue-point="7" draw:end-shape="id24" draw:end-glue-point="4" svg:d="M12518 8584l-569 1220" svg:viewBox="0 0 570 1221">
            <text:p/>
          </draw:connector>
          <draw:connector draw:style-name="gr4" draw:text-style-name="P3" draw:layer="layout" draw:type="line" svg:x1="14.619cm" svg:y1="4.481cm" svg:x2="10.949cm" svg:y2="5.1cm" draw:start-shape="id25" draw:start-glue-point="7" draw:end-shape="id21" draw:end-glue-point="4" svg:d="M14619 4481l-3670 619" svg:viewBox="0 0 3671 620">
            <text:p/>
          </draw:connector>
          <draw:custom-shape draw:style-name="gr3" draw:text-style-name="P2" xml:id="id25" draw:id="id25" draw:layer="layout" svg:width="1.5cm" svg:height="1.5cm" svg:x="14.4cm" svg:y="3.2cm">
            <draw:glue-point draw:id="12" svg:x="-4.593cm" svg:y="-1.913cm"/>
            <text:p text:style-name="P1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5.681cm" svg:y1="4.481cm" svg:x2="19.351cm" svg:y2="5.101cm" draw:start-shape="id25" draw:start-glue-point="9" draw:end-shape="id26" draw:end-glue-point="4" svg:d="M15681 4481l3670 620" svg:viewBox="0 0 3671 621">
            <text:p/>
          </draw:connector>
          <draw:custom-shape draw:style-name="gr3" draw:text-style-name="P2" xml:id="id27" draw:id="id27" draw:layer="layout" svg:width="1.5cm" svg:height="1.5cm" svg:x="16.502cm" svg:y="7.302cm">
            <text:p text:style-name="P1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28" draw:id="id28" draw:layer="layout" svg:width="1.5cm" svg:height="1.5cm" svg:x="15.402cm" svg:y="9.803cm">
            <text:p text:style-name="P1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6.721cm" svg:y1="8.583cm" svg:x2="16.152cm" svg:y2="9.803cm" draw:start-shape="id27" draw:start-glue-point="7" draw:end-shape="id28" draw:end-glue-point="4" svg:d="M16721 8583l-569 1220" svg:viewBox="0 0 570 1221">
            <text:p/>
          </draw:connector>
          <draw:custom-shape draw:style-name="gr3" draw:text-style-name="P2" xml:id="id29" draw:id="id29" draw:layer="layout" svg:width="1.5cm" svg:height="1.5cm" svg:x="17.601cm" svg:y="9.803cm">
            <text:p text:style-name="P1"><text:span text:style-name="T1">11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7.783cm" svg:y1="8.583cm" svg:x2="18.352cm" svg:y2="9.803cm" draw:start-shape="id27" draw:start-glue-point="9" draw:end-shape="id29" draw:end-glue-point="4" svg:d="M17783 8583l569 1220" svg:viewBox="0 0 570 1221">
            <text:p/>
          </draw:connector>
          <draw:custom-shape draw:style-name="gr3" draw:text-style-name="P2" xml:id="id26" draw:id="id26" draw:layer="layout" svg:width="1.5cm" svg:height="1.5cm" svg:x="18.601cm" svg:y="5.101cm">
            <draw:glue-point draw:id="12" svg:x="1.16cm" svg:y="-4.866cm"/>
            <text:p text:style-name="P1"><text:span text:style-name="T1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8.82cm" svg:y1="6.382cm" svg:x2="17.252cm" svg:y2="7.302cm" draw:start-shape="id26" draw:start-glue-point="7" draw:end-shape="id27" draw:end-glue-point="4" svg:d="M18820 6382l-1568 920" svg:viewBox="0 0 1569 921">
            <text:p/>
          </draw:connector>
          <draw:connector draw:style-name="gr4" draw:text-style-name="P3" draw:layer="layout" draw:type="line" svg:x1="19.882cm" svg:y1="6.382cm" svg:x2="21.451cm" svg:y2="7.304cm" draw:start-shape="id26" draw:start-glue-point="9" draw:end-shape="id30" draw:end-glue-point="4" svg:d="M19882 6382l1569 922" svg:viewBox="0 0 1570 923">
            <text:p/>
          </draw:connector>
          <draw:custom-shape draw:style-name="gr3" draw:text-style-name="P2" xml:id="id30" draw:id="id30" draw:layer="layout" svg:width="1.5cm" svg:height="1.5cm" svg:x="20.701cm" svg:y="7.304cm">
            <draw:glue-point draw:id="12" svg:x="1.686cm" svg:y="-4.673cm"/>
            <text:p text:style-name="P1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3" draw:layer="layout" draw:type="curve" svg:x1="15.9cm" svg:y1="3.95cm" svg:x2="19.525cm" svg:y2="5.122cm" draw:start-shape="id25" draw:start-glue-point="10" draw:end-shape="id26" draw:end-glue-point="12" svg:d="M15900 3950c2417 0 3625 390 3625 1172" svg:viewBox="0 0 3626 1173">
            <text:p/>
          </draw:connector>
          <draw:custom-shape draw:style-name="gr10" draw:text-style-name="P5" draw:layer="layout" svg:width="1.719cm" svg:height="0.75cm" svg:x="17.321cm" svg:y="3.2cm">
            <text:p text:style-name="P4"><text:span text:style-name="T2">13 &gt; 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3" draw:layer="layout" draw:type="curve" svg:x1="20.101cm" svg:y1="5.851cm" svg:x2="21.703cm" svg:y2="7.354cm" draw:start-shape="id26" draw:start-glue-point="10" draw:end-shape="id30" draw:end-glue-point="12" svg:d="M20101 5851c1068 0 1602 501 1602 1503" svg:viewBox="0 0 1603 1504">
            <text:p/>
          </draw:connector>
          <draw:connector draw:style-name="gr5" draw:text-style-name="P3" draw:layer="layout" draw:type="curve" svg:x1="20.701cm" svg:y1="8.054cm" svg:x2="19.82cm" svg:y2="10.024cm" draw:start-shape="id30" draw:start-glue-point="6" draw:end-shape="id31" draw:end-glue-point="5" svg:d="M20701 8054c-588 0-881 656-881 1970" svg:viewBox="0 0 882 1971">
            <text:p/>
          </draw:connector>
          <draw:custom-shape draw:style-name="gr11" draw:text-style-name="P5" draw:layer="layout" svg:width="2.366cm" svg:height="0.75cm" svg:x="18.223cm" svg:y="7.354cm">
            <text:p text:style-name="P4"><text:span text:style-name="T2">13 &lt; 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2.589cm" svg:height="0.75cm" svg:x="21.286cm" svg:y="9.867cm">
            <text:p text:style-name="P4"><text:span text:style-name="T2">success!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31" draw:id="id31" draw:layer="layout" svg:width="1.5cm" svg:height="1.5cm" svg:x="19.601cm" svg:y="9.805cm">
            <text:p text:style-name="P1"><text:span text:style-name="T1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20.92cm" svg:y1="8.585cm" svg:x2="20.351cm" svg:y2="9.805cm" draw:end-shape="id31" draw:end-glue-point="4" svg:d="M20920 8585l-569 1220" svg:viewBox="0 0 570 1221">
            <text:p/>
          </draw:connector>
          <draw:custom-shape draw:style-name="gr13" draw:text-style-name="P5" draw:layer="layout" svg:width="1.719cm" svg:height="0.75cm" svg:x="21.062cm" svg:y="5.242cm">
            <text:p text:style-name="P4"><text:span text:style-name="T2">13 &gt; 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" draw:style-name="dp1" draw:master-page-name="Default">
        <draw:custom-shape draw:style-name="gr2" draw:text-style-name="P1" draw:layer="layout" svg:width="5.5cm" svg:height="1.6cm" svg:x="0cm" svg:y="-2.2cm">
          <text:p text:style-name="P1"><text:span text:style-name="T1">Deletion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2" xml:id="id33" draw:id="id33" draw:layer="layout" svg:width="1.5cm" svg:height="1.5cm" svg:x="6.787cm" svg:y="4.901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32" draw:id="id32" draw:layer="layout" svg:width="1.5cm" svg:height="1.5cm" svg:x="8.886cm" svg:y="2.7cm">
            <draw:glue-point draw:id="12" svg:x="-1.373cm" svg:y="-4.806cm"/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9.105cm" svg:y1="3.981cm" svg:x2="7.537cm" svg:y2="4.901cm" draw:start-shape="id32" draw:start-glue-point="7" draw:end-shape="id33" draw:end-glue-point="4" svg:d="M9105 3981l-1568 920" svg:viewBox="0 0 1569 921">
            <text:p/>
          </draw:connector>
          <draw:connector draw:style-name="gr4" draw:text-style-name="P3" draw:layer="layout" draw:type="line" svg:x1="10.167cm" svg:y1="3.981cm" svg:x2="11.736cm" svg:y2="4.903cm" draw:start-shape="id32" draw:start-glue-point="9" draw:end-shape="id34" draw:end-glue-point="4" svg:d="M10167 3981l1569 922" svg:viewBox="0 0 1570 923">
            <text:p/>
          </draw:connector>
          <draw:custom-shape draw:style-name="gr3" draw:text-style-name="P2" xml:id="id34" draw:id="id34" draw:layer="layout" svg:width="1.5cm" svg:height="1.5cm" svg:x="10.986cm" svg:y="4.903cm">
            <draw:glue-point draw:id="12" svg:x="1.613cm" svg:y="-4.706cm"/>
            <text:p text:style-name="P1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35" draw:id="id35" draw:layer="layout" svg:width="1.5cm" svg:height="1.5cm" svg:x="9.886cm" svg:y="7.404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1.205cm" svg:y1="6.184cm" svg:x2="10.636cm" svg:y2="7.404cm" draw:start-shape="id34" draw:start-glue-point="7" draw:end-shape="id35" draw:end-glue-point="4" svg:d="M11205 6184l-569 1220" svg:viewBox="0 0 570 1221">
            <text:p/>
          </draw:connector>
          <draw:connector draw:style-name="gr4" draw:text-style-name="P3" draw:layer="layout" draw:type="line" svg:x1="13.306cm" svg:y1="2.081cm" svg:x2="9.636cm" svg:y2="2.7cm" draw:start-shape="id36" draw:start-glue-point="7" draw:end-shape="id32" draw:end-glue-point="4" svg:d="M13306 2081l-3670 619" svg:viewBox="0 0 3671 620">
            <text:p/>
          </draw:connector>
          <draw:custom-shape draw:style-name="gr3" draw:text-style-name="P2" xml:id="id36" draw:id="id36" draw:layer="layout" svg:width="1.5cm" svg:height="1.5cm" svg:x="13.087cm" svg:y="0.8cm">
            <draw:glue-point draw:id="12" svg:x="-4.593cm" svg:y="-1.913cm"/>
            <text:p text:style-name="P1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4.368cm" svg:y1="2.081cm" svg:x2="18.038cm" svg:y2="2.701cm" draw:start-shape="id36" draw:start-glue-point="9" draw:end-shape="id37" draw:end-glue-point="4" svg:d="M14368 2081l3670 620" svg:viewBox="0 0 3671 621">
            <text:p/>
          </draw:connector>
          <draw:custom-shape draw:style-name="gr3" draw:text-style-name="P2" xml:id="id38" draw:id="id38" draw:layer="layout" svg:width="1.5cm" svg:height="1.5cm" svg:x="15.189cm" svg:y="4.902cm">
            <text:p text:style-name="P1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39" draw:id="id39" draw:layer="layout" svg:width="1.5cm" svg:height="1.5cm" svg:x="14.089cm" svg:y="7.403cm">
            <text:p text:style-name="P1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5.408cm" svg:y1="6.183cm" svg:x2="14.839cm" svg:y2="7.403cm" draw:start-shape="id38" draw:start-glue-point="7" draw:end-shape="id39" draw:end-glue-point="4" svg:d="M15408 6183l-569 1220" svg:viewBox="0 0 570 1221">
            <text:p/>
          </draw:connector>
          <draw:custom-shape draw:style-name="gr3" draw:text-style-name="P2" xml:id="id40" draw:id="id40" draw:layer="layout" svg:width="1.5cm" svg:height="1.5cm" svg:x="16.288cm" svg:y="7.403cm">
            <draw:glue-point draw:id="12" svg:x="1.666cm" svg:y="-4.726cm"/>
            <text:p text:style-name="P1"><text:span text:style-name="T1">11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6.47cm" svg:y1="6.183cm" svg:x2="17.039cm" svg:y2="7.403cm" draw:start-shape="id38" draw:start-glue-point="9" draw:end-shape="id40" draw:end-glue-point="4" svg:d="M16470 6183l569 1220" svg:viewBox="0 0 570 1221">
            <text:p/>
          </draw:connector>
          <draw:custom-shape draw:style-name="gr3" draw:text-style-name="P2" xml:id="id37" draw:id="id37" draw:layer="layout" svg:width="1.5cm" svg:height="1.5cm" svg:x="17.288cm" svg:y="2.701cm">
            <draw:glue-point draw:id="12" svg:x="1.16cm" svg:y="-4.866cm"/>
            <text:p text:style-name="P1"><text:span text:style-name="T1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7.507cm" svg:y1="3.982cm" svg:x2="15.939cm" svg:y2="4.902cm" draw:start-shape="id37" draw:start-glue-point="7" draw:end-shape="id38" draw:end-glue-point="4" svg:d="M17507 3982l-1568 920" svg:viewBox="0 0 1569 921">
            <text:p/>
          </draw:connector>
          <draw:connector draw:style-name="gr4" draw:text-style-name="P3" draw:layer="layout" draw:type="line" svg:x1="18.569cm" svg:y1="3.982cm" svg:x2="20.138cm" svg:y2="4.904cm" draw:start-shape="id37" draw:start-glue-point="9" draw:end-shape="id41" draw:end-glue-point="4" svg:d="M18569 3982l1569 922" svg:viewBox="0 0 1570 923">
            <text:p/>
          </draw:connector>
          <draw:custom-shape draw:style-name="gr3" draw:text-style-name="P2" xml:id="id41" draw:id="id41" draw:layer="layout" svg:width="1.5cm" svg:height="1.5cm" svg:x="19.388cm" svg:y="4.904cm">
            <draw:glue-point draw:id="12" svg:x="1.686cm" svg:y="-4.673cm"/>
            <text:p text:style-name="P1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3" draw:layer="layout" draw:type="curve" svg:x1="14.587cm" svg:y1="1.55cm" svg:x2="18.212cm" svg:y2="2.722cm" draw:start-shape="id36" draw:start-glue-point="10" draw:end-shape="id37" draw:end-glue-point="12" svg:d="M14587 1550c2417 0 3625 390 3625 1172" svg:viewBox="0 0 3626 1173">
            <text:p/>
          </draw:connector>
          <draw:custom-shape draw:style-name="gr14" draw:text-style-name="P5" draw:layer="layout" svg:width="1.719cm" svg:height="0.75cm" svg:x="16.008cm" svg:y="0.8cm">
            <text:p text:style-name="P4"><text:span text:style-name="T2">12 &gt; 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xml:id="id42" draw:id="id42" draw:layer="layout" svg:width="6.22cm" svg:height="0.732cm" svg:x="10.177cm" svg:y="9.622cm">
            <text:p text:style-name="P4"><text:span text:style-name="T2">in-order predecess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3" draw:layer="layout" draw:type="curve" svg:x1="16.397cm" svg:y1="9.988cm" svg:x2="17.039cm" svg:y2="8.903cm" draw:start-shape="id42" draw:start-glue-point="1" draw:end-shape="id40" draw:end-glue-point="8" svg:d="M16397 9988c428 0 642-361 642-1085" svg:viewBox="0 0 643 1086">
            <text:p/>
          </draw:connector>
          <draw:custom-shape draw:style-name="gr3" draw:text-style-name="P2" xml:id="id44" draw:id="id44" draw:layer="layout" svg:width="1.5cm" svg:height="1.5cm" svg:x="6.787cm" svg:y="15.488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43" draw:id="id43" draw:layer="layout" svg:width="1.5cm" svg:height="1.5cm" svg:x="8.886cm" svg:y="13.287cm">
            <draw:glue-point draw:id="12" svg:x="-1.373cm" svg:y="-4.806cm"/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9.105cm" svg:y1="14.568cm" svg:x2="7.537cm" svg:y2="15.488cm" draw:start-shape="id43" draw:start-glue-point="7" draw:end-shape="id44" draw:end-glue-point="4" svg:d="M9105 14568l-1568 920" svg:viewBox="0 0 1569 921">
            <text:p/>
          </draw:connector>
          <draw:connector draw:style-name="gr4" draw:text-style-name="P3" draw:layer="layout" draw:type="line" svg:x1="10.167cm" svg:y1="14.568cm" svg:x2="11.736cm" svg:y2="15.49cm" draw:start-shape="id43" draw:start-glue-point="9" draw:end-shape="id45" draw:end-glue-point="4" svg:d="M10167 14568l1569 922" svg:viewBox="0 0 1570 923">
            <text:p/>
          </draw:connector>
          <draw:custom-shape draw:style-name="gr3" draw:text-style-name="P2" xml:id="id45" draw:id="id45" draw:layer="layout" svg:width="1.5cm" svg:height="1.5cm" svg:x="10.986cm" svg:y="15.49cm">
            <draw:glue-point draw:id="12" svg:x="1.613cm" svg:y="-4.706cm"/>
            <text:p text:style-name="P1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46" draw:id="id46" draw:layer="layout" svg:width="1.5cm" svg:height="1.5cm" svg:x="9.886cm" svg:y="17.991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1.205cm" svg:y1="16.771cm" svg:x2="10.636cm" svg:y2="17.991cm" draw:start-shape="id45" draw:start-glue-point="7" draw:end-shape="id46" draw:end-glue-point="4" svg:d="M11205 16771l-569 1220" svg:viewBox="0 0 570 1221">
            <text:p/>
          </draw:connector>
          <draw:connector draw:style-name="gr4" draw:text-style-name="P3" draw:layer="layout" draw:type="line" svg:x1="13.306cm" svg:y1="12.668cm" svg:x2="9.636cm" svg:y2="13.287cm" draw:start-shape="id47" draw:start-glue-point="7" draw:end-shape="id43" draw:end-glue-point="4" svg:d="M13306 12668l-3670 619" svg:viewBox="0 0 3671 620">
            <text:p/>
          </draw:connector>
          <draw:custom-shape draw:style-name="gr3" draw:text-style-name="P2" xml:id="id47" draw:id="id47" draw:layer="layout" svg:width="1.5cm" svg:height="1.5cm" svg:x="13.087cm" svg:y="11.387cm">
            <draw:glue-point draw:id="12" svg:x="-4.593cm" svg:y="-1.913cm"/>
            <text:p text:style-name="P1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4.368cm" svg:y1="12.668cm" svg:x2="18.038cm" svg:y2="13.288cm" draw:start-shape="id47" draw:start-glue-point="9" draw:end-shape="id48" draw:end-glue-point="4" svg:d="M14368 12668l3670 620" svg:viewBox="0 0 3671 621">
            <text:p/>
          </draw:connector>
          <draw:custom-shape draw:style-name="gr3" draw:text-style-name="P2" xml:id="id49" draw:id="id49" draw:layer="layout" svg:width="1.5cm" svg:height="1.5cm" svg:x="15.189cm" svg:y="15.489cm">
            <text:p text:style-name="P1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50" draw:id="id50" draw:layer="layout" svg:width="1.5cm" svg:height="1.5cm" svg:x="14.089cm" svg:y="17.99cm">
            <text:p text:style-name="P1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5.408cm" svg:y1="16.77cm" svg:x2="14.839cm" svg:y2="17.99cm" draw:start-shape="id49" draw:start-glue-point="7" draw:end-shape="id50" draw:end-glue-point="4" svg:d="M15408 16770l-569 1220" svg:viewBox="0 0 570 1221">
            <text:p/>
          </draw:connector>
          <draw:custom-shape draw:style-name="gr3" draw:text-style-name="P2" xml:id="id51" draw:id="id51" draw:layer="layout" svg:width="1.5cm" svg:height="1.5cm" svg:x="16.288cm" svg:y="17.99cm">
            <draw:glue-point draw:id="12" svg:x="1.666cm" svg:y="-4.726cm"/>
            <text:p text:style-name="P1"><text:span text:style-name="T1">12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6.47cm" svg:y1="16.77cm" svg:x2="17.039cm" svg:y2="17.99cm" draw:start-shape="id49" draw:start-glue-point="9" draw:end-shape="id51" draw:end-glue-point="4" svg:d="M16470 16770l569 1220" svg:viewBox="0 0 570 1221">
            <text:p/>
          </draw:connector>
          <draw:custom-shape draw:style-name="gr3" draw:text-style-name="P2" xml:id="id48" draw:id="id48" draw:layer="layout" svg:width="1.5cm" svg:height="1.5cm" svg:x="17.288cm" svg:y="13.288cm">
            <draw:glue-point draw:id="12" svg:x="1.16cm" svg:y="-4.866cm"/>
            <text:p text:style-name="P1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7.507cm" svg:y1="14.569cm" svg:x2="15.939cm" svg:y2="15.489cm" draw:start-shape="id48" draw:start-glue-point="7" draw:end-shape="id49" draw:end-glue-point="4" svg:d="M17507 14569l-1568 920" svg:viewBox="0 0 1569 921">
            <text:p/>
          </draw:connector>
          <draw:connector draw:style-name="gr4" draw:text-style-name="P3" draw:layer="layout" draw:type="line" svg:x1="18.569cm" svg:y1="14.569cm" svg:x2="20.138cm" svg:y2="15.491cm" draw:start-shape="id48" draw:start-glue-point="9" draw:end-shape="id52" draw:end-glue-point="4" svg:d="M18569 14569l1569 922" svg:viewBox="0 0 1570 923">
            <text:p/>
          </draw:connector>
          <draw:custom-shape draw:style-name="gr3" draw:text-style-name="P2" xml:id="id52" draw:id="id52" draw:layer="layout" svg:width="1.5cm" svg:height="1.5cm" svg:x="19.388cm" svg:y="15.491cm">
            <draw:glue-point draw:id="12" svg:x="1.686cm" svg:y="-4.673cm"/>
            <text:p text:style-name="P1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2.772cm" svg:height="0.732cm" svg:x="17.993cm" svg:y="18.174cm">
            <text:p text:style-name="P4"><text:span text:style-name="T2">success!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5" draw:layer="layout" svg:width="0.909cm" svg:height="0.75cm" svg:x="5.293cm" svg:y="5.252cm">
            <text:p text:style-name="P4"><text:span text:style-name="T2">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5" draw:layer="layout" svg:width="0.909cm" svg:height="0.75cm" svg:x="5.293cm" svg:y="15.539cm">
            <text:p text:style-name="P4"><text:span text:style-name="T2">b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9" draw:text-style-name="P3" draw:layer="layout" draw:type="line" svg:x1="17.57cm" svg:y1="18.209cm" svg:x2="16.508cm" svg:y2="19.271cm" draw:start-shape="id51" draw:start-glue-point="5" draw:end-shape="id51" draw:end-glue-point="9" svg:d="M17570 18209l-1062 1062" svg:viewBox="0 0 1063 1063">
            <text:p/>
          </draw:connector>
        </draw:g>
      </draw:page>
      <draw:page draw:name="page6" draw:style-name="dp1" draw:master-page-name="Default">
        <draw:custom-shape draw:style-name="gr2" draw:text-style-name="P1" draw:layer="layout" svg:width="5.5cm" svg:height="1.6cm" svg:x="0cm" svg:y="-2.2cm">
          <text:p text:style-name="P1"><text:span text:style-name="T1">Max/Min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2" xml:id="id54" draw:id="id54" draw:layer="layout" svg:width="1.5cm" svg:height="1.5cm" svg:x="8.1cm" svg:y="7.301cm">
            <draw:glue-point draw:id="12" svg:x="-1.846cm" svg:y="-4.606cm"/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53" draw:id="id53" draw:layer="layout" svg:width="1.5cm" svg:height="1.5cm" svg:x="10.199cm" svg:y="5.1cm">
            <draw:glue-point draw:id="12" svg:x="-1.833cm" svg:y="-4.62cm"/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0.418cm" svg:y1="6.381cm" svg:x2="8.85cm" svg:y2="7.301cm" draw:start-shape="id53" draw:start-glue-point="7" draw:end-shape="id54" draw:end-glue-point="4" svg:d="M10418 6381l-1568 920" svg:viewBox="0 0 1569 921">
            <text:p/>
          </draw:connector>
          <draw:connector draw:style-name="gr4" draw:text-style-name="P3" draw:layer="layout" draw:type="line" svg:x1="11.48cm" svg:y1="6.381cm" svg:x2="13.049cm" svg:y2="7.303cm" draw:start-shape="id53" draw:start-glue-point="9" draw:end-shape="id55" draw:end-glue-point="4" svg:d="M11480 6381l1569 922" svg:viewBox="0 0 1570 923">
            <text:p/>
          </draw:connector>
          <draw:custom-shape draw:style-name="gr3" draw:text-style-name="P2" xml:id="id55" draw:id="id55" draw:layer="layout" svg:width="1.5cm" svg:height="1.5cm" svg:x="12.299cm" svg:y="7.303cm">
            <text:p text:style-name="P1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56" draw:id="id56" draw:layer="layout" svg:width="1.5cm" svg:height="1.5cm" svg:x="11.199cm" svg:y="9.804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2.518cm" svg:y1="8.584cm" svg:x2="11.949cm" svg:y2="9.804cm" draw:start-shape="id55" draw:start-glue-point="7" draw:end-shape="id56" draw:end-glue-point="4" svg:d="M12518 8584l-569 1220" svg:viewBox="0 0 570 1221">
            <text:p/>
          </draw:connector>
          <draw:connector draw:style-name="gr4" draw:text-style-name="P3" draw:layer="layout" draw:type="line" svg:x1="14.619cm" svg:y1="4.481cm" svg:x2="10.949cm" svg:y2="5.1cm" draw:start-shape="id57" draw:start-glue-point="7" draw:end-shape="id53" draw:end-glue-point="4" svg:d="M14619 4481l-3670 619" svg:viewBox="0 0 3671 620">
            <text:p/>
          </draw:connector>
          <draw:custom-shape draw:style-name="gr3" draw:text-style-name="P2" xml:id="id57" draw:id="id57" draw:layer="layout" svg:width="1.5cm" svg:height="1.5cm" svg:x="14.4cm" svg:y="3.2cm">
            <text:p text:style-name="P1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5.681cm" svg:y1="4.481cm" svg:x2="19.351cm" svg:y2="5.101cm" draw:start-shape="id57" draw:start-glue-point="9" draw:end-shape="id58" draw:end-glue-point="4" svg:d="M15681 4481l3670 620" svg:viewBox="0 0 3671 621">
            <text:p/>
          </draw:connector>
          <draw:custom-shape draw:style-name="gr3" draw:text-style-name="P2" xml:id="id59" draw:id="id59" draw:layer="layout" svg:width="1.5cm" svg:height="1.5cm" svg:x="16.502cm" svg:y="7.302cm">
            <text:p text:style-name="P1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60" draw:id="id60" draw:layer="layout" svg:width="1.5cm" svg:height="1.5cm" svg:x="15.402cm" svg:y="9.803cm">
            <text:p text:style-name="P1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6.721cm" svg:y1="8.583cm" svg:x2="16.152cm" svg:y2="9.803cm" draw:start-shape="id59" draw:start-glue-point="7" draw:end-shape="id60" draw:end-glue-point="4" svg:d="M16721 8583l-569 1220" svg:viewBox="0 0 570 1221">
            <text:p/>
          </draw:connector>
          <draw:custom-shape draw:style-name="gr3" draw:text-style-name="P2" xml:id="id61" draw:id="id61" draw:layer="layout" svg:width="1.5cm" svg:height="1.5cm" svg:x="17.601cm" svg:y="9.803cm">
            <text:p text:style-name="P1"><text:span text:style-name="T1">11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7.783cm" svg:y1="8.583cm" svg:x2="18.352cm" svg:y2="9.803cm" draw:start-shape="id59" draw:start-glue-point="9" draw:end-shape="id61" draw:end-glue-point="4" svg:d="M17783 8583l569 1220" svg:viewBox="0 0 570 1221">
            <text:p/>
          </draw:connector>
          <draw:custom-shape draw:style-name="gr3" draw:text-style-name="P2" xml:id="id58" draw:id="id58" draw:layer="layout" svg:width="1.5cm" svg:height="1.5cm" svg:x="18.601cm" svg:y="5.101cm">
            <draw:glue-point draw:id="12" svg:x="1.686cm" svg:y="-4.693cm"/>
            <text:p text:style-name="P1"><text:span text:style-name="T1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8.82cm" svg:y1="6.382cm" svg:x2="17.252cm" svg:y2="7.302cm" draw:start-shape="id58" draw:start-glue-point="7" draw:end-shape="id59" draw:end-glue-point="4" svg:d="M18820 6382l-1568 920" svg:viewBox="0 0 1569 921">
            <text:p/>
          </draw:connector>
          <draw:connector draw:style-name="gr4" draw:text-style-name="P3" draw:layer="layout" draw:type="line" svg:x1="19.882cm" svg:y1="6.382cm" svg:x2="21.451cm" svg:y2="7.304cm" draw:start-shape="id58" draw:start-glue-point="9" draw:end-shape="id62" draw:end-glue-point="4" svg:d="M19882 6382l1569 922" svg:viewBox="0 0 1570 923">
            <text:p/>
          </draw:connector>
          <draw:custom-shape draw:style-name="gr3" draw:text-style-name="P2" xml:id="id62" draw:id="id62" draw:layer="layout" svg:width="1.5cm" svg:height="1.5cm" svg:x="20.701cm" svg:y="7.304cm">
            <draw:glue-point draw:id="12" svg:x="1.56cm" svg:y="-4.706cm"/>
            <text:p text:style-name="P1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3" draw:layer="layout" draw:type="curve" svg:x1="15.9cm" svg:y1="3.95cm" svg:x2="19.603cm" svg:y2="5.148cm" draw:start-shape="id57" draw:start-glue-point="10" draw:end-shape="id58" draw:end-glue-point="12" svg:d="M15900 3950c2469 0 3703 399 3703 1198" svg:viewBox="0 0 3704 1199">
            <text:p/>
          </draw:connector>
          <draw:custom-shape draw:style-name="gr20" draw:text-style-name="P5" draw:layer="layout" svg:width="1.502cm" svg:height="0.75cm" svg:x="22.307cm" svg:y="7.049cm">
            <text:p text:style-name="P4"><text:span text:style-name="T2">max!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3" draw:layer="layout" draw:type="curve" svg:x1="20.101cm" svg:y1="5.851cm" svg:x2="21.685cm" svg:y2="7.349cm" draw:start-shape="id58" draw:start-glue-point="10" draw:end-shape="id62" draw:end-glue-point="12" svg:d="M20101 5851c1056 0 1584 499 1584 1498" svg:viewBox="0 0 1585 1499">
            <text:p/>
          </draw:connector>
          <draw:connector draw:style-name="gr5" draw:text-style-name="P3" draw:layer="layout" draw:type="curve" svg:x1="14.4cm" svg:y1="3.95cm" svg:x2="10.675cm" svg:y2="5.157cm" draw:start-shape="id57" draw:start-glue-point="6" draw:end-shape="id53" draw:end-glue-point="12" svg:d="M14400 3950c-2484 0-3725 402-3725 1207" svg:viewBox="0 0 3726 1208">
            <text:p/>
          </draw:connector>
          <draw:connector draw:style-name="gr5" draw:text-style-name="P3" draw:layer="layout" draw:type="curve" svg:x1="10.199cm" svg:y1="5.85cm" svg:x2="8.574cm" svg:y2="7.361cm" draw:start-shape="id53" draw:start-glue-point="6" draw:end-shape="id54" draw:end-glue-point="12" svg:d="M10199 5850c-1084 0-1625 503-1625 1511" svg:viewBox="0 0 1626 1512">
            <text:p/>
          </draw:connector>
          <draw:custom-shape draw:style-name="gr21" draw:text-style-name="P5" draw:layer="layout" svg:width="1.407cm" svg:height="0.75cm" svg:x="6.632cm" svg:y="7.049cm">
            <text:p text:style-name="P4"><text:span text:style-name="T2">min!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Default">
        <draw:custom-shape draw:style-name="gr2" draw:text-style-name="P1" draw:layer="layout" svg:width="5.5cm" svg:height="1.6cm" svg:x="0cm" svg:y="-2.2cm">
          <text:p text:style-name="P1"><text:span text:style-name="T1">Validation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2" xml:id="id64" draw:id="id64" draw:layer="layout" svg:width="1.5cm" svg:height="1.5cm" svg:x="8.1cm" svg:y="7.301cm">
            <draw:glue-point draw:id="12" svg:x="-1.846cm" svg:y="-4.606cm"/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63" draw:id="id63" draw:layer="layout" svg:width="1.5cm" svg:height="1.5cm" svg:x="10.199cm" svg:y="5.1cm">
            <draw:glue-point draw:id="12" svg:x="-1.833cm" svg:y="-4.62cm"/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0.418cm" svg:y1="6.381cm" svg:x2="8.85cm" svg:y2="7.301cm" draw:start-shape="id63" draw:start-glue-point="7" draw:end-shape="id64" draw:end-glue-point="4" svg:d="M10418 6381l-1568 920" svg:viewBox="0 0 1569 921">
            <text:p/>
          </draw:connector>
          <draw:connector draw:style-name="gr4" draw:text-style-name="P3" draw:layer="layout" draw:type="line" svg:x1="11.48cm" svg:y1="6.381cm" svg:x2="13.049cm" svg:y2="7.303cm" draw:start-shape="id63" draw:start-glue-point="9" draw:end-shape="id65" draw:end-glue-point="4" svg:d="M11480 6381l1569 922" svg:viewBox="0 0 1570 923">
            <text:p/>
          </draw:connector>
          <draw:custom-shape draw:style-name="gr3" draw:text-style-name="P2" xml:id="id65" draw:id="id65" draw:layer="layout" svg:width="1.5cm" svg:height="1.5cm" svg:x="12.299cm" svg:y="7.303cm">
            <text:p text:style-name="P1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66" draw:id="id66" draw:layer="layout" svg:width="1.5cm" svg:height="1.5cm" svg:x="11.199cm" svg:y="9.804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2.518cm" svg:y1="8.584cm" svg:x2="11.949cm" svg:y2="9.804cm" draw:start-shape="id65" draw:start-glue-point="7" draw:end-shape="id66" draw:end-glue-point="4" svg:d="M12518 8584l-569 1220" svg:viewBox="0 0 570 1221">
            <text:p/>
          </draw:connector>
          <draw:connector draw:style-name="gr4" draw:text-style-name="P3" draw:layer="layout" draw:type="line" svg:x1="14.619cm" svg:y1="4.481cm" svg:x2="10.949cm" svg:y2="5.1cm" draw:start-shape="id67" draw:start-glue-point="7" draw:end-shape="id63" draw:end-glue-point="4" svg:d="M14619 4481l-3670 619" svg:viewBox="0 0 3671 620">
            <text:p/>
          </draw:connector>
          <draw:custom-shape draw:style-name="gr3" draw:text-style-name="P2" xml:id="id67" draw:id="id67" draw:layer="layout" svg:width="1.5cm" svg:height="1.5cm" svg:x="14.4cm" svg:y="3.2cm">
            <text:p text:style-name="P1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5.681cm" svg:y1="4.481cm" svg:x2="19.351cm" svg:y2="5.101cm" draw:start-shape="id67" draw:start-glue-point="9" draw:end-shape="id68" draw:end-glue-point="4" svg:d="M15681 4481l3670 620" svg:viewBox="0 0 3671 621">
            <text:p/>
          </draw:connector>
          <draw:custom-shape draw:style-name="gr3" draw:text-style-name="P2" xml:id="id69" draw:id="id69" draw:layer="layout" svg:width="1.5cm" svg:height="1.5cm" svg:x="16.502cm" svg:y="7.302cm">
            <text:p text:style-name="P1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70" draw:id="id70" draw:layer="layout" svg:width="1.5cm" svg:height="1.5cm" svg:x="15.402cm" svg:y="9.803cm">
            <text:p text:style-name="P1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6.721cm" svg:y1="8.583cm" svg:x2="16.152cm" svg:y2="9.803cm" draw:start-shape="id69" draw:start-glue-point="7" draw:end-shape="id70" draw:end-glue-point="4" svg:d="M16721 8583l-569 1220" svg:viewBox="0 0 570 1221">
            <text:p/>
          </draw:connector>
          <draw:custom-shape draw:style-name="gr3" draw:text-style-name="P2" xml:id="id71" draw:id="id71" draw:layer="layout" svg:width="1.5cm" svg:height="1.5cm" svg:x="17.601cm" svg:y="9.803cm">
            <text:p text:style-name="P1"><text:span text:style-name="T1">11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7.783cm" svg:y1="8.583cm" svg:x2="18.352cm" svg:y2="9.803cm" draw:start-shape="id69" draw:start-glue-point="9" draw:end-shape="id71" draw:end-glue-point="4" svg:d="M17783 8583l569 1220" svg:viewBox="0 0 570 1221">
            <text:p/>
          </draw:connector>
          <draw:custom-shape draw:style-name="gr3" draw:text-style-name="P2" xml:id="id68" draw:id="id68" draw:layer="layout" svg:width="1.5cm" svg:height="1.5cm" svg:x="18.601cm" svg:y="5.101cm">
            <draw:glue-point draw:id="12" svg:x="1.686cm" svg:y="-4.693cm"/>
            <text:p text:style-name="P1"><text:span text:style-name="T1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8.82cm" svg:y1="6.382cm" svg:x2="17.252cm" svg:y2="7.302cm" draw:start-shape="id68" draw:start-glue-point="7" draw:end-shape="id69" draw:end-glue-point="4" svg:d="M18820 6382l-1568 920" svg:viewBox="0 0 1569 921">
            <text:p/>
          </draw:connector>
          <draw:connector draw:style-name="gr4" draw:text-style-name="P3" draw:layer="layout" draw:type="line" svg:x1="19.882cm" svg:y1="6.382cm" svg:x2="21.451cm" svg:y2="7.304cm" draw:start-shape="id68" draw:start-glue-point="9" draw:end-shape="id72" draw:end-glue-point="4" svg:d="M19882 6382l1569 922" svg:viewBox="0 0 1570 923">
            <text:p/>
          </draw:connector>
          <draw:custom-shape draw:style-name="gr3" draw:text-style-name="P2" xml:id="id72" draw:id="id72" draw:layer="layout" svg:width="1.5cm" svg:height="1.5cm" svg:x="20.701cm" svg:y="7.304cm">
            <draw:glue-point draw:id="12" svg:x="1.56cm" svg:y="-4.706cm"/>
            <text:p text:style-name="P1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2.475cm" svg:height="0.75cm" svg:x="13.929cm" svg:y="2.36cm">
            <text:p text:style-name="P4"><text:span text:style-name="T2">(-inf, inf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5" draw:layer="layout" svg:width="2.195cm" svg:height="0.75cm" svg:x="19.586cm" svg:y="4.451cm">
            <text:p text:style-name="P4"><text:span text:style-name="T2">(7, inf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5" draw:layer="layout" svg:width="2.259cm" svg:height="0.75cm" svg:x="8.502cm" svg:y="4.351cm">
            <text:p text:style-name="P4"><text:span text:style-name="T2">(-inf, 7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5" draw:layer="layout" svg:width="2.277cm" svg:height="0.75cm" svg:x="21.784cm" svg:y="6.632cm">
            <text:p text:style-name="P4"><text:span text:style-name="T2">(12, inf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5" draw:layer="layout" svg:width="2.218cm" svg:height="0.75cm" svg:x="6.386cm" svg:y="6.632cm">
            <text:p text:style-name="P4"><text:span text:style-name="T2">(-inf, 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5" draw:layer="layout" svg:width="1.618cm" svg:height="0.867cm" svg:x="15.186cm" svg:y="6.558cm">
            <text:p text:style-name="P4"><text:span text:style-name="T2">(7, 1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5" draw:layer="layout" svg:width="1.654cm" svg:height="0.827cm" svg:x="13.286cm" svg:y="6.579cm">
            <text:p text:style-name="P4"><text:span text:style-name="T2">(3, 7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5" draw:layer="layout" svg:width="1.654cm" svg:height="0.75cm" svg:x="9.858cm" svg:y="9.213cm">
            <text:p text:style-name="P4"><text:span text:style-name="T2">(3, 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5" draw:layer="layout" svg:width="1.654cm" svg:height="0.75cm" svg:x="14.058cm" svg:y="9.213cm">
            <text:p text:style-name="P4"><text:span text:style-name="T2">(7, 9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5" draw:layer="layout" svg:width="1.873cm" svg:height="0.75cm" svg:x="18.858cm" svg:y="9.213cm">
            <text:p text:style-name="P4"><text:span text:style-name="T2">(9, 12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3T08:36:26.006000000</dc:date>
    <meta:editing-duration>P2DT7H58M25S</meta:editing-duration>
    <meta:editing-cycles>145</meta:editing-cycles>
    <meta:generator>LibreOffice/6.4.5.2$Windows_X86_64 LibreOffice_project/a726b36747cf2001e06b58ad5db1aa3a9a1872d6</meta:generator>
    <meta:document-statistic meta:object-count="186"/>
  </office:meta>
</office:document-meta>
</file>